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3/12/2021</text:span></text:p>
      <text:p text:style-name="P9"/>
      <text:p text:style-name="P10">RECIBI CONFORME</text:p>
      <text:p text:style-name="P9"/>
      <text:p text:style-name="P11">CLIENTE: DEUDOR CHAVEZ, AARON ROBERT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DEUDOR CHAVEZ, AARON ROBERT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2T22:19:2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